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90dd8" officeooo:paragraph-rsid="00090dd8"/>
    </style:style>
    <style:style style:name="P2" style:family="paragraph" style:parent-style-name="Standard">
      <style:text-properties officeooo:rsid="00090dd8" officeooo:paragraph-rsid="000ac33b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18pt" officeooo:rsid="00090dd8" officeooo:paragraph-rsid="00090dd8" fo:background-color="#ff3399" style:font-size-asian="18pt" style:font-size-complex="18pt"/>
    </style:style>
    <style:style style:name="P5" style:family="paragraph" style:parent-style-name="Standard">
      <style:text-properties fo:font-size="18pt" officeooo:rsid="00090dd8" officeooo:paragraph-rsid="00090dd8" style:font-size-asian="15.75pt" style:font-size-complex="18pt"/>
    </style:style>
    <style:style style:name="P6" style:family="paragraph" style:parent-style-name="Standard">
      <style:text-properties officeooo:rsid="000ac33b" officeooo:paragraph-rsid="000ac33b"/>
    </style:style>
    <style:style style:name="P7" style:family="paragraph" style:parent-style-name="Standard">
      <style:text-properties fo:font-size="12pt" officeooo:rsid="000e9b1c" officeooo:paragraph-rsid="000e9b1c" style:font-size-asian="10.5pt" style:font-size-complex="12pt"/>
    </style:style>
    <style:style style:name="P8" style:family="paragraph" style:parent-style-name="Standard">
      <style:text-properties fo:font-size="12pt" officeooo:rsid="000e9b1c" officeooo:paragraph-rsid="000f4161" style:font-size-asian="10.5pt" style:font-size-complex="12pt"/>
    </style:style>
    <style:style style:name="P9" style:family="paragraph" style:parent-style-name="Standard">
      <style:text-properties fo:font-size="12pt" officeooo:rsid="001072f0" officeooo:paragraph-rsid="000f4161" style:font-size-asian="10.5pt" style:font-size-complex="12pt"/>
    </style:style>
    <style:style style:name="P10" style:family="paragraph" style:parent-style-name="Standard">
      <style:text-properties fo:font-size="12pt" officeooo:rsid="001072f0" officeooo:paragraph-rsid="001072f0" style:font-size-asian="10.5pt" style:font-size-complex="12pt"/>
    </style:style>
    <style:style style:name="P11" style:family="paragraph">
      <style:paragraph-properties fo:text-align="center"/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officeooo:rsid="00090dd8"/>
    </style:style>
    <style:style style:name="T2" style:family="text">
      <style:text-properties officeooo:rsid="000ac33b"/>
    </style:style>
    <style:style style:name="T3" style:family="text">
      <style:text-properties officeooo:rsid="000e9b1c"/>
    </style:style>
    <style:style style:name="T4" style:family="text">
      <style:text-properties officeooo:rsid="000f4161"/>
    </style:style>
    <style:style style:name="T5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gr1" style:family="graphic">
      <style:graphic-properties draw:stroke="solid" svg:stroke-width="0.0209in" svg:stroke-color="#00cc00" draw:marker-start-width="0.1701in" draw:marker-end-width="0.1701in" draw:fill="none" draw:fill-color="#ffffff" fo:min-height="0.4264in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text:anchor-type="paragraph" draw:z-index="0" draw:name="Shape1" draw:style-name="gr1" draw:text-style-name="P12" svg:width="3.1142in" svg:height="0.4476in" svg:x="3.5764in" svg:y="-0.561in"><draw:text-box><text:p text:style-name="P11"><text:span text:style-name="T5">REGULAR EXPRESS</text:span></text:p></draw:text-box></draw:frame>Example:</text:p>
      <text:p text:style-name="P5"/>
      <text:p text:style-name="P5">m/ /</text:p>
      <text:p text:style-name="P5">s/ / /</text:p>
      <text:p text:style-name="Standard"><text:s/><text:span text:style-name="T1">m表示match; s表示substitute;</text:span></text:p>
      <text:p text:style-name="P1">不过m可以省略不写就变成了 / /;</text:p>
      <text:p text:style-name="P1"/>
      <text:p text:style-name="P2">通常用法： </text:p>
      <text:p text:style-name="P2"><text:span text:style-name="T2">m</text:span>/ /<text:span text:style-name="T2">command <text:s/></text:span><text:s text:c="2"/>s/ / /<text:span text:style-name="T2">command</text:span></text:p>
      <text:p text:style-name="P4"/>
      <text:p text:style-name="Standard"><text:span text:style-name="T2">command：</text:span></text:p>
      <text:p text:style-name="P6">p-&gt;print<text:tab/></text:p>
      <text:p text:style-name="P6">d-&gt;delete<text:tab/>通常跟在m命令后，符合的就删除</text:p>
      <text:p text:style-name="P6">c-&gt;confirm<text:tab/>通常跟在s命令后，询问是否真的取代</text:p>
      <text:p text:style-name="P6">g-&gt;global<text:tab/>通通换</text:p>
      <text:p text:style-name="P6">i-&gt;ingnore<text:tab/>不管大小写</text:p>
      <text:p text:style-name="P6"/>
      <text:p text:style-name="Standard"/>
      <text:p text:style-name="Standard"/>
      <text:p text:style-name="Standard"/>
      <text:p text:style-name="P3">字符串处理<text:span text:style-name="T3">（egrep）</text:span></text:p>
      <text:p text:style-name="P3"/>
      <text:p text:style-name="P7">(str1|str2|str3)<text:tab/> <text:s text:c="4"/>;匹配str1或str2或str3</text:p>
      <text:p text:style-name="P7"/>
      <text:p text:style-name="P7">&amp; 表示找到的字符串</text:p>
      <text:p text:style-name="P7"/>
      <text:p text:style-name="P7">\1 \2 \3 ...... <text:s text:c="8"/>;代表<text:span text:style-name="T4">s///中用\(\)括起来的字符串，通常也是找到的字符串。</text:span></text:p>
      <text:p text:style-name="P8">不过 <text:span text:style-name="T4">&amp; 只表示1 个，用 </text:span>\1 \2 \3 可以有很多个<text:span text:style-name="T4">。</text:span></text:p>
      <text:p text:style-name="P8"><text:span text:style-name="T4">\1 </text:span>第一个括号内的字符串</text:p>
      <text:p text:style-name="P8"><text:span text:style-name="T4">\2 </text:span>第二个括号内的字符串</text:p>
      <text:p text:style-name="P9"/>
      <text:p text:style-name="P10"/>
      <text:p text:style-name="P10">s/\(str1\) \(str2\)/\2 \1/ <text:s text:c="2"/>;把两个字符串对调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2:06:20.021101943</meta:creation-date>
    <dc:date>2019-03-25T13:01:58.662371354</dc:date>
    <meta:editing-duration>PT34M37S</meta:editing-duration>
    <meta:editing-cycles>6</meta:editing-cycles>
    <meta:generator>LibreOffice/5.2.7.2$Linux_X86_64 LibreOffice_project/20m0$Build-2</meta:generator>
    <meta:document-statistic meta:table-count="0" meta:image-count="0" meta:object-count="0" meta:page-count="1" meta:paragraph-count="21" meta:word-count="196" meta:character-count="405" meta:non-whitespace-character-count="352"/>
  </office:meta>
</office:document-meta>
</file>